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as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sdsa</text:p>
          </table:table-cell>
          <table:table-cell office:value-type="string" table:style-name="ce1">
            <text:p>ds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ebastien Leroux</meta:initial-creator>
    <dc:creator>Sebastien Leroux</dc:creator>
    <meta:creation-date>2013-10-28T12:15:57Z</meta:creation-date>
    <dc:date>2013-10-28T12:17:21Z</dc:date>
  </office:meta>
</office:document-meta>
</file>